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ext_20_body" style:list-style-name="WW8Num7"/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RealizarLogoff</text:p>
      <text:p text:style-name="P7"/>
      <text:p text:style-name="P7"/>
      <text:h text:style-name="Heading_20_1" text:outline-level="1">Breve Descrição</text:h>
      <text:p text:style-name="Text_20_body"><text:s text:c="4"/>O caso de uso RealizarLogoff permite que o usuário saia do sistema.</text:p>
      <text:p text:style-name="Text_20_body"/>
      <text:h text:style-name="Heading_20_1" text:outline-level="1">Breve Descrição dos Atores</text:h>
      <text:h text:style-name="Heading_20_2" text:outline-level="2">Usuário: <text:span text:style-name="T3">Realiza logoff no sistema.</text:span></text:h>
      <text:p text:style-name="P8"/>
      <text:h text:style-name="Heading_20_1" text:outline-level="1">Pré-condições</text:h>
      <text:p text:style-name="Text_20_body">O usuário está logado no sistema.</text:p>
      <text:p text:style-name="Text_20_body"/>
      <text:h text:style-name="Heading_20_1" text:outline-level="1">Fluxo Básico de Eventos</text:h>
      <text:p text:style-name="Standard"/>
      <text:list xml:id="list40118305" text:style-name="WW8Num7">
        <text:list-item>
          <text:p text:style-name="P10">O usuário seleciona a opção “Realizar Logoff”;</text:p>
        </text:list-item>
        <text:list-item>
          <text:p text:style-name="P10">O sistema desconecta o usuário.</text:p>
        </text:list-item>
        <text:list-item>
          <text:p text:style-name="P10">O sistema emite a mensagem “Logoff realizado com sucesso”</text:p>
          <text:p text:style-name="P10"/>
        </text:list-item>
      </text:list>
      <text:h text:style-name="Heading_20_1" text:outline-level="1">Pós-Condições</text:h>
      <text:p text:style-name="Standard"><text:tab/><text:span text:style-name="T2">Fluxo Básico: O usuário não está conectado no sistema.</text:span></text:p>
      <text:p text:style-name="P6"/>
      <text:h text:style-name="Heading_20_1" text:outline-level="1">Requisitos Especiais</text:h>
      <text:p text:style-name="P6"><text:s text:c="13"/>Performance: A resposta do sistema para o logoff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2-03T20:02:03.20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1</meta:editing-cycles>
    <meta:editing-duration>PT02H18M02S</meta:editing-duration>
    <meta:generator>BrOffice.org/3.2$Win32 OpenOffice.org_project/320m12$Build-9483</meta:generator>
    <dc:date>2011-02-03T20:02:03.10</dc:date>
    <meta:document-statistic meta:table-count="2" meta:image-count="1" meta:object-count="0" meta:page-count="1" meta:paragraph-count="22" meta:word-count="123" meta:character-count="729"/>
  </office:meta>
</office:document-meta>
</file>